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9c3c" officeooo:paragraph-rsid="00099c3c"/>
    </style:style>
    <style:style style:name="P2" style:family="paragraph" style:parent-style-name="Standard">
      <style:paragraph-properties fo:text-align="start" style:justify-single-word="false"/>
      <style:text-properties officeooo:rsid="00099c3c" officeooo:paragraph-rsid="00099c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14 (Nested Element)</text:p>
      <text:p text:style-name="P1"/>
      <text:p text:style-name="P2"/>
      <text:p text:style-name="P2"/>
      <text:p text:style-name="P2"/>
      <text:p text:style-name="P2"/>
      <text:p text:style-name="P2">Nested Components</text:p>
      <text:p text:style-name="P2"/>
      <text:p text:style-name="P2">First Step:</text:p>
      <text:p text:style-name="P2"/>
      <text:p text:style-name="P2">1. Make a vue file.</text:p>
      <text:p text:style-name="P2">2. Export file data to App.vue(which is main file or Mother Component)</text:p>
      <text:p text:style-name="P2"/>
      <text:p text:style-name="P2">&lt;script&gt;</text:p>
      <text:p text:style-name="P2"/>
      <text:p text:style-name="P2">export default {</text:p>
      <text:p text:style-name="P2"><text:s text:c="4"/>name:'navbar',</text:p>
      <text:p text:style-name="P2"><text:s text:c="4"/>data(){</text:p>
      <text:p text:style-name="P2"><text:s text:c="8"/>return{</text:p>
      <text:p text:style-name="P2"/>
      <text:p text:style-name="P2"><text:s text:c="8"/>}</text:p>
      <text:p text:style-name="P2"><text:s text:c="4"/>}</text:p>
      <text:p text:style-name="P2">}</text:p>
      <text:p text:style-name="P2">&lt;/script&gt;</text:p>
      <text:p text:style-name="P2"/>
      <text:p text:style-name="P2">Now we can use all data of navbar.vue from App.vue . we declared data name is 'navbar'</text:p>
      <text:p text:style-name="P2"/>
      <text:p text:style-name="P2"/>
      <text:p text:style-name="P2">Second Step:</text:p>
      <text:p text:style-name="P2"/>
      <text:p text:style-name="P2">now we use all data from App.vue</text:p>
      <text:p text:style-name="P2"/>
      <text:p text:style-name="P2"><text:s text:c="8"/>&lt;script&gt;</text:p>
      <text:p text:style-name="P2"><text:s text:c="8"/>import navbar from './components/navbar'</text:p>
      <text:p text:style-name="P2"><text:s text:c="8"/>export default {</text:p>
      <text:p text:style-name="P2"><text:s text:c="10"/>name: 'App',</text:p>
      <text:p text:style-name="P2"><text:s text:c="10"/>data(){</text:p>
      <text:p text:style-name="P2"><text:s text:c="12"/>return{</text:p>
      <text:p text:style-name="P2"><text:s text:c="14"/>title:"Hurray Our vue function is ready :)"</text:p>
      <text:p text:style-name="P2"><text:s text:c="12"/>}</text:p>
      <text:p text:style-name="P2"><text:s text:c="10"/>},</text:p>
      <text:p text:style-name="P2"><text:s text:c="10"/>components:{</text:p>
      <text:p text:style-name="P2"><text:s text:c="12"/>navbar</text:p>
      <text:p text:style-name="P2"><text:s text:c="10"/>}</text:p>
      <text:p text:style-name="P2"><text:s text:c="8"/>}</text:p>
      <text:p text:style-name="P2"><text:s text:c="8"/>&lt;/script&gt;</text:p>
      <text:p text:style-name="P2"><text:s text:c="8"/></text:p>
      <text:p text:style-name="P2"><text:s text:c="8"/></text:p>
      <text:p text:style-name="P2"><text:s text:c="4"/>1.first import navbar for using data from navbar.vue. </text:p>
      <text:p text:style-name="P2"><text:s text:c="4"/>import navbar from './components/navbar'</text:p>
      <text:p text:style-name="P2"><text:s text:c="4"/></text:p>
      <text:p text:style-name="P2"><text:s text:c="4"/>2.Declared Component name which we use in the import line . navbar</text:p>
      <text:p text:style-name="P2"><text:soft-page-break/><text:s text:c="4"/></text:p>
      <text:p text:style-name="P2"><text:s text:c="4"/>components:{</text:p>
      <text:p text:style-name="P2"><text:s text:c="12"/>navbar</text:p>
      <text:p text:style-name="P2"><text:s text:c="10"/>}</text:p>
      <text:p text:style-name="P2"><text:s text:c="4"/>If there is collussion of two name is one the we declared as like:</text:p>
      <text:p text:style-name="P2"><text:s text:c="4"/>name:something <text:s text:c="16"/>EX navbar:abcd</text:p>
      <text:p text:style-name="P2"><text:s text:c="4"/></text:p>
      <text:p text:style-name="P2"><text:s text:c="4"/>Third Step:</text:p>
      <text:p text:style-name="P2"><text:s text:c="4"/>1. Now declared component name.</text:p>
      <text:p text:style-name="P2"><text:s text:c="4"/></text:p>
      <text:p text:style-name="P2"><text:s text:c="4"/>&lt;navbar&gt;&lt;/navbar&gt;</text:p>
      <text:p text:style-name="P2"><text:s text:c="8"/></text:p>
      <text:p text:style-name="P2"><text:s text:c="12"/></text:p>
      <text:p text:style-name="P2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20:57:15.648247807</meta:creation-date>
    <dc:date>2020-04-19T20:58:21.780261117</dc:date>
    <meta:editing-duration>PT1M6S</meta:editing-duration>
    <meta:editing-cycles>1</meta:editing-cycles>
    <meta:document-statistic meta:table-count="0" meta:image-count="0" meta:object-count="0" meta:page-count="2" meta:paragraph-count="51" meta:word-count="139" meta:character-count="1129" meta:non-whitespace-character-count="733"/>
    <meta:generator>LibreOffice/6.0.7.3$Linux_X86_64 LibreOffice_project/00m0$Build-3</meta:generator>
  </office:meta>
</office:document-meta>
</file>